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1" style:family="text">
      <style:text-properties officeooo:rsid="001792e2"/>
    </style:style>
    <style:style style:name="T2" style:family="text">
      <style:text-properties officeooo:rsid="00196cdf"/>
    </style:style>
    <style:style style:name="T3" style:family="text">
      <style:text-properties officeooo:rsid="001aadc4"/>
    </style:style>
    <style:style style:name="T4" style:family="text">
      <style:text-properties officeooo:rsid="001ba4c8"/>
    </style:style>
    <style:style style:name="T5" style:family="text">
      <style:text-properties officeooo:rsid="001ced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<text:s/><text:span text:style-name="T5">Shane Stacy, CIS 241-03</text:span></text:p>
      <text:p text:style-name="Standard">///////////////////////////////////////////////////////////////</text:p>
      <text:p text:style-name="Standard">// <text:s/><text:span text:style-name="T4">c source code</text:span></text:p>
      <text:p text:style-name="Standard">#include &lt;stdio.h&gt;</text:p>
      <text:p text:style-name="Standard">#include &lt;string.h&gt;</text:p>
      <text:p text:style-name="Standard">#include &lt;stdlib.h&gt;</text:p>
      <text:p text:style-name="Standard">#include &lt;ctype.h&gt;</text:p>
      <text:p text:style-name="Standard"/>
      <text:p text:style-name="Standard">static int num2 = 0;</text:p>
      <text:p text:style-name="Standard">static char c;</text:p>
      <text:p text:style-name="Standard">static FILE *input;</text:p>
      <text:p text:style-name="Standard">static FILE *output;</text:p>
      <text:p text:style-name="Standard"/>
      <text:p text:style-name="Standard">int found (char list[], int n, char ch);</text:p>
      <text:p text:style-name="Standard">void initializeFiles(char input1[], char output1[]);</text:p>
      <text:p text:style-name="Standard">void closeFiles();</text:p>
      <text:p text:style-name="Standard">void checkForSpace();</text:p>
      <text:p text:style-name="Standard"/>
      <text:p text:style-name="Standard">int main(int argc, char* argv[]) {</text:p>
      <text:p text:style-name="Standard"><text:tab/></text:p>
      <text:p text:style-name="Standard"><text:tab/>// <text:s/>int argc is 4</text:p>
      <text:p text:style-name="Standard"><text:tab/>// <text:s/>argv[0] is the program</text:p>
      <text:p text:style-name="Standard"><text:tab/>// <text:s/>argv[1] is the operation specifier (0 for encrypt, 1 for decrypt)</text:p>
      <text:p text:style-name="Standard"><text:tab/>// <text:s/>argv[2] is the key</text:p>
      <text:p text:style-name="Standard"><text:tab/>// <text:s/>argv[3] is the input file</text:p>
      <text:p text:style-name="Standard"><text:tab/>// <text:s/>argv[4] is the output file</text:p>
      <text:p text:style-name="Standard"><text:tab/>// <text:s/>example arguments: <text:s/>./proj1 0 key input.dat ouput.out</text:p>
      <text:p text:style-name="Standard"/>
      <text:p text:style-name="Standard"><text:tab/>char key[20], list[26];</text:p>
      <text:p text:style-name="Standard"><text:tab/>char alphabet[26] = {'a', 'b', 'c', 'd', 'e', 'f', 'g', 'h', 'i', 'j', 'k', 'l', 'm', 'n', 'o', 'p', 'q', 'r', 's', 't', 'u', 'v', 'w', 'x', 'y', 'z'};</text:p>
      <text:p text:style-name="Standard"><text:tab/>int i, d, size, num;</text:p>
      <text:p text:style-name="Standard"><text:tab/>size = 0;</text:p>
      <text:p text:style-name="Standard"><text:tab/></text:p>
      <text:p text:style-name="Standard"><text:tab/>num = atoi(argv[1]);</text:p>
      <text:p text:style-name="Standard"><text:tab/>strcpy(key, argv[2]);</text:p>
      <text:p text:style-name="Standard"><text:tab/>printf("This is the key entered: <text:s/>%s\n", key);</text:p>
      <text:p text:style-name="Standard"><text:tab/>printf("This is the default alphabet: <text:s/>%s\n", alphabet);</text:p>
      <text:p text:style-name="Standard"/>
      <text:p text:style-name="Standard"><text:tab/>// <text:s/>remove duplicate letters</text:p>
      <text:p text:style-name="Standard"><text:tab/>for (i = 0; i &lt;= strlen(key); i++) {</text:p>
      <text:p text:style-name="Standard"><text:tab/><text:tab/>if(!found(list, size, key[i])) {</text:p>
      <text:p text:style-name="Standard"><text:tab/><text:tab/><text:tab/>list[size] = key[i];</text:p>
      <text:p text:style-name="Standard"><text:tab/><text:tab/><text:tab/>size++;</text:p>
      <text:p text:style-name="Standard"><text:tab/><text:tab/>}</text:p>
      <text:p text:style-name="Standard"><text:tab/>}</text:p>
      <text:p text:style-name="Standard"><text:tab/></text:p>
      <text:p text:style-name="Standard"><text:tab/>printf("Duplicates removed from key: <text:s/>%s\n", list);</text:p>
      <text:p text:style-name="Standard"><text:tab/></text:p>
      <text:p text:style-name="Standard"><text:soft-page-break/><text:tab/>size = strlen(list);</text:p>
      <text:p text:style-name="Standard"/>
      <text:p text:style-name="Standard"><text:tab/>// <text:s/>append the alphabet backwards</text:p>
      <text:p text:style-name="Standard"><text:tab/>for (i = 0; i &lt; strlen(alphabet) + 1; i++) {</text:p>
      <text:p text:style-name="Standard"><text:tab/><text:tab/>if(!found(list, size, alphabet[25 - i])) {</text:p>
      <text:p text:style-name="Standard"><text:tab/><text:tab/><text:tab/>list[size] = alphabet[25 - i];</text:p>
      <text:p text:style-name="Standard"><text:tab/><text:tab/><text:tab/>size++;</text:p>
      <text:p text:style-name="Standard"><text:tab/><text:tab/>}</text:p>
      <text:p text:style-name="Standard"><text:tab/>}</text:p>
      <text:p text:style-name="Standard"><text:tab/></text:p>
      <text:p text:style-name="Standard"><text:tab/>printf("Encrypted alphabet: <text:s/>%s\n", list);</text:p>
      <text:p text:style-name="Standard"><text:tab/>d = strlen(list);</text:p>
      <text:p text:style-name="Standard"><text:tab/>printf("Length of alphabet: <text:s/>%d\n", d);</text:p>
      <text:p text:style-name="Standard"/>
      <text:p text:style-name="Standard"><text:tab/>// <text:s/>should the program encrypt or decrypt??</text:p>
      <text:p text:style-name="Standard"><text:tab/>if (num == 0) { <text:s/>// <text:s/>decrypt</text:p>
      <text:p text:style-name="Standard"><text:tab/><text:tab/>printf("Decrypting...\n");</text:p>
      <text:p text:style-name="Standard"/>
      <text:p text:style-name="Standard"><text:tab/><text:tab/>initializeFiles(argv[3], argv[4]);</text:p>
      <text:p text:style-name="Standard"/>
      <text:p text:style-name="Standard"><text:tab/><text:tab/>// <text:s/>while not end of file, decrypt</text:p>
      <text:p text:style-name="Standard"><text:tab/><text:tab/>while (!feof(input)) {</text:p>
      <text:p text:style-name="Standard"><text:tab/><text:tab/><text:tab/>c = getc(input);</text:p>
      <text:p text:style-name="Standard"><text:tab/><text:tab/><text:tab/>if (feof(input)) {</text:p>
      <text:p text:style-name="Standard"><text:tab/><text:tab/><text:tab/><text:tab/>break;</text:p>
      <text:p text:style-name="Standard"><text:tab/><text:tab/><text:tab/>}</text:p>
      <text:p text:style-name="Standard"><text:tab/><text:tab/><text:tab/></text:p>
      <text:p text:style-name="Standard"><text:tab/><text:tab/><text:tab/>checkForSpace();</text:p>
      <text:p text:style-name="Standard"/>
      <text:p text:style-name="Standard"><text:tab/><text:tab/><text:tab/>found(list, strlen(list), c);</text:p>
      <text:p text:style-name="Standard"><text:tab/><text:tab/><text:tab/>c = alphabet[num2];</text:p>
      <text:p text:style-name="Standard"><text:tab/><text:tab/><text:tab/>fprintf(output, "%c", c);</text:p>
      <text:p text:style-name="Standard"><text:tab/><text:tab/>}</text:p>
      <text:p text:style-name="Standard"><text:tab/><text:tab/>closeFiles();</text:p>
      <text:p text:style-name="Standard"><text:tab/><text:tab/>printf("FINISHED DECRYPTING\n");</text:p>
      <text:p text:style-name="Standard"><text:tab/>}</text:p>
      <text:p text:style-name="Standard"><text:tab/>else if (num == 1) { <text:s/>// <text:s/>encrypt</text:p>
      <text:p text:style-name="Standard"><text:tab/><text:tab/>printf("Encrypting...\n");</text:p>
      <text:p text:style-name="Standard"/>
      <text:p text:style-name="Standard"><text:tab/><text:tab/>initializeFiles(argv[3], argv[4]);</text:p>
      <text:p text:style-name="Standard"/>
      <text:p text:style-name="Standard"><text:tab/><text:tab/>// <text:s/>while not end of file, encyrpt</text:p>
      <text:p text:style-name="Standard"><text:tab/><text:tab/>while (!feof(input)) {</text:p>
      <text:p text:style-name="Standard"><text:tab/><text:tab/><text:tab/>c = fgetc(input);</text:p>
      <text:p text:style-name="Standard"><text:tab/><text:tab/><text:tab/>if (feof(input)) {</text:p>
      <text:p text:style-name="Standard"><text:tab/><text:tab/><text:tab/><text:tab/>break;</text:p>
      <text:p text:style-name="Standard"><text:tab/><text:tab/><text:tab/>}</text:p>
      <text:p text:style-name="Standard"/>
      <text:p text:style-name="Standard"><text:tab/><text:tab/><text:tab/>checkForSpace();</text:p>
      <text:p text:style-name="Standard"><text:soft-page-break/></text:p>
      <text:p text:style-name="Standard"><text:tab/><text:tab/><text:tab/>found(alphabet, strlen(list), c);</text:p>
      <text:p text:style-name="Standard"><text:tab/><text:tab/><text:tab/>c = list[num2];</text:p>
      <text:p text:style-name="Standard"><text:tab/><text:tab/><text:tab/>fprintf(output, "%c", c);</text:p>
      <text:p text:style-name="Standard"><text:tab/><text:tab/>}</text:p>
      <text:p text:style-name="Standard"><text:tab/><text:tab/>closeFiles();</text:p>
      <text:p text:style-name="Standard"><text:tab/><text:tab/>printf("FINISHED ENCRYPTING\n");</text:p>
      <text:p text:style-name="Standard"><text:tab/>}</text:p>
      <text:p text:style-name="Standard"><text:tab/>else { <text:s/>// <text:s/>terminate the program if not 0 or 1</text:p>
      <text:p text:style-name="Standard"><text:tab/><text:tab/>printf("invalid encryption argument\n");</text:p>
      <text:p text:style-name="Standard"><text:tab/>}</text:p>
      <text:p text:style-name="Standard"><text:tab/>return 0;</text:p>
      <text:p text:style-name="Standard">}</text:p>
      <text:p text:style-name="Standard"/>
      <text:p text:style-name="Standard">// <text:s/>helper method stores the index of a char if found in a string. <text:s/>If found, return the index. <text:s/>Else, return 0.</text:p>
      <text:p text:style-name="Standard">int found(char list[], int n, char target) <text:s/>{</text:p>
      <text:p text:style-name="Standard"><text:tab/>int z;</text:p>
      <text:p text:style-name="Standard"><text:tab/>for (z=0; z&lt;n; z++) {</text:p>
      <text:p text:style-name="Standard"><text:tab/><text:tab/>if (list[z] == target) {</text:p>
      <text:p text:style-name="Standard"><text:tab/><text:tab/>num2 = z;</text:p>
      <text:p text:style-name="Standard"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// <text:s/>defines the file streams</text:p>
      <text:p text:style-name="Standard">void initializeFiles(char input1[], char output1[]) {</text:p>
      <text:p text:style-name="Standard"/>
      <text:p text:style-name="Standard"><text:tab/>input = fopen(input1, "r"); <text:s/>// <text:s/>open the input file</text:p>
      <text:p text:style-name="Standard"><text:tab/>output = fopen(output1, "w"); <text:s/>// <text:s/>open the output file</text:p>
      <text:p text:style-name="Standard">}</text:p>
      <text:p text:style-name="Standard">// <text:s/>closes file streams</text:p>
      <text:p text:style-name="Standard">void closeFiles() {</text:p>
      <text:p text:style-name="Standard"/>
      <text:p text:style-name="Standard"><text:tab/>fclose(input);</text:p>
      <text:p text:style-name="Standard"><text:tab/>fclose(output);</text:p>
      <text:p text:style-name="Standard">}</text:p>
      <text:p text:style-name="Standard"/>
      <text:p text:style-name="Standard">void checkForSpace() {</text:p>
      <text:p text:style-name="Standard"/>
      <text:p text:style-name="Standard"><text:tab/>if (isspace(c)) {</text:p>
      <text:p text:style-name="Standard"><text:tab/><text:tab/>fprintf(output, "\n");</text:p>
      <text:p text:style-name="Standard"><text:tab/><text:tab/>c = fgetc(input);</text:p>
      <text:p text:style-name="Standard"><text:tab/>}</text:p>
      <text:p text:style-name="Standard">}</text:p>
      <text:p text:style-name="Standard">///////////////////////////////////////////////////////////////////////</text:p>
      <text:p text:style-name="Standard">// <text:s/><text:span text:style-name="T3">makefile</text:span></text:p>
      <text:p text:style-name="Standard">test: test1 test2 test3 test4 test5</text:p>
      <text:p text:style-name="Standard"><text:soft-page-break/></text:p>
      <text:p text:style-name="Standard">test1:</text:p>
      <text:p text:style-name="Standard"><text:tab/>gcc proj1.c -o proj1</text:p>
      <text:p text:style-name="Standard"/>
      <text:p text:style-name="Standard">test2:</text:p>
      <text:p text:style-name="Standard"><text:tab/>./proj1 1 textbook encrypt.dat encryptOutput.out</text:p>
      <text:p text:style-name="Standard"/>
      <text:p text:style-name="Standard">test3:</text:p>
      <text:p text:style-name="Standard"><text:tab/>diff -s encryptOutput.out decrypt.dat</text:p>
      <text:p text:style-name="Standard"/>
      <text:p text:style-name="Standard">test4:</text:p>
      <text:p text:style-name="Standard"><text:tab/>./proj1 0 textbook decrypt.dat decryptOutput.out</text:p>
      <text:p text:style-name="Standard"/>
      <text:p text:style-name="Standard">test5:</text:p>
      <text:p text:style-name="Standard"><text:tab/>diff -s decryptOutput.out encrypt.dat</text:p>
      <text:p text:style-name="Standard">///////////////////////////////////////////////////////////////////////</text:p>
      <text:p text:style-name="Standard">// <text:s/><text:span text:style-name="T1">data to be encrypted</text:span></text:p>
      <text:p text:style-name="Standard">shane</text:p>
      <text:p text:style-name="Standard">eats</text:p>
      <text:p text:style-name="Standard">a</text:p>
      <text:p text:style-name="Standard">lot</text:p>
      <text:p text:style-name="Standard">of</text:p>
      <text:p text:style-name="Standard">cheeseburgers</text:p>
      <text:p text:style-name="Standard">/////////////////////////////</text:p>
      <text:p text:style-name="Standard">// <text:s/><text:span text:style-name="T1">data to be decrypted</text:span></text:p>
      <text:p text:style-name="Standard">jytqo</text:p>
      <text:p text:style-name="Standard">otij</text:p>
      <text:p text:style-name="Standard">t</text:p>
      <text:p text:style-name="Standard">spi</text:p>
      <text:p text:style-name="Standard">pk</text:p>
      <text:p text:style-name="Standard">xyoojoehlzolj</text:p>
      <text:p text:style-name="Standard">///////////////////////////////////</text:p>
      <text:p text:style-name="Standard">// <text:span text:style-name="T2">encrypt output</text:span></text:p>
      <text:p text:style-name="Standard">jytqo</text:p>
      <text:p text:style-name="Standard">otij</text:p>
      <text:p text:style-name="Standard">t</text:p>
      <text:p text:style-name="Standard">spi</text:p>
      <text:p text:style-name="Standard">pk</text:p>
      <text:p text:style-name="Standard">xyoojoehlzolj</text:p>
      <text:p text:style-name="Standard">/////////////////////////////////</text:p>
      <text:p text:style-name="Standard">// <text:s/><text:span text:style-name="T2">decrypt output</text:span></text:p>
      <text:p text:style-name="Standard">shane</text:p>
      <text:p text:style-name="Standard">eats</text:p>
      <text:p text:style-name="Standard">a</text:p>
      <text:p text:style-name="Standard">lot</text:p>
      <text:p text:style-name="Standard">of</text:p>
      <text:p text:style-name="Standard">cheeseburg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05:31.151794611</meta:creation-date>
    <dc:date>2019-02-20T14:28:53.968761374</dc:date>
    <meta:editing-duration>PT36M25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4" meta:paragraph-count="168" meta:word-count="532" meta:character-count="3705" meta:non-whitespace-character-count="3126"/>
  </office:meta>
</office:document-meta>
</file>